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terBT-Roman" svg:font-family="CharterBT-Roman"/>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P5" style:family="paragraph" style:parent-style-name="Standard">
      <style:paragraph-properties fo:padding="0.074cm" fo:border-left="none" fo:border-right="none" fo:border-top="none" fo:border-bottom="0.002cm solid #000000" style:join-border="false"/>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font-name="Times New Roman" fo:font-size="12pt" fo:letter-spacing="normal" fo:font-style="italic"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9" style:family="text">
      <style:text-properties style:font-name="Times New Roman" fo:font-size="12pt" fo:font-style="normal" fo:font-weight="bold" style:font-name-asian="CharterBT-Roman" style:font-size-asian="12pt" style:font-style-asian="normal" style:font-weight-asian="bold" style:font-name-complex="CharterBT-Roman" style:font-size-complex="12pt" style:font-style-complex="normal" style:font-weight-complex="bold"/>
    </style:style>
    <style:style style:name="T10" style:family="text">
      <style:text-properties style:font-name="Times New Roman" fo:font-size="12pt" fo:font-style="italic" fo:font-weight="normal" style:font-name-asian="CharterBT-Roman" style:font-size-asian="12pt" style:font-style-asian="italic" style:font-weight-asian="normal" style:font-name-complex="CharterBT-Roman" style:font-size-complex="12pt" style:font-style-complex="italic" style:font-weight-complex="normal"/>
    </style:style>
    <style:style style:name="T11" style:family="text">
      <style:text-properties style:font-name="Times New Roman" fo:font-size="12pt" fo:font-style="italic" fo:font-weight="bold" style:font-name-asian="CharterBT-Roman" style:font-size-asian="12pt" style:font-style-asian="italic" style:font-weight-asian="bold" style:font-name-complex="CharterBT-Roman" style:font-size-complex="12pt" style:font-style-complex="italic" style:font-weight-complex="bold"/>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gnition, Art and Metaphysics </text:p>
      <text:p text:style-name="P2"/>
      <text:p text:style-name="P2">It may be possible to reconcile objectivity and subjectivity with respect to phenomenal experience.</text:p>
      <text:p text:style-name="P2"/>
      <text:p text:style-name="P1"><text:span text:style-name="T1">Plato's problem, is what Chomsky's use of Plato's exposition of seemingly predetermined or </text:span><text:span text:style-name="T2">a priori</text:span><text:span text:style-name="T4"> knowledge has come to be known as. A sub-problem of this is the issue of </text:span><text:span text:style-name="T2">how it is that we can know some aspect of two particular things are perfectly identical.</text:span><text:span text:style-name="T4"> Likewise, how do we seemingly have knowledge of the quality of “perfect straightness” if it never appears in reality in a way we can explicitly point to. Partially as a means to attack this issue, Plato posited the idea of the Forms.</text:span></text:p>
      <text:p text:style-name="P3"/>
      <text:p text:style-name="Standard"><text:span text:style-name="T4">The forms are what in refere</text:span><text:span text:style-name="T6">nce to</text:span><text:span text:style-name="T7"> </text:span><text:span text:style-name="T5">Josef Stern</text:span><text:span text:style-name="T7"> relates his </text:span><text:span text:style-name="T10">THE LIFE AND DEATH OF A METAPHOR</text:span><text:span text:style-name="T8"> as a </text:span><text:span text:style-name="T10">Metaphysics of Metaphor</text:span><text:span text:style-name="T8">. There Stern treats the question of the metaphysics of metaphor as something to be addressed via seeing how the phenomena of vital metaphor might be described in terms of Platonic Forms [ADDRESS THIS CLAIM]. I do not want to presuppose the existence of Forms as Plato conceived them, but I do believe that the senses of absolute perfection and identity, among others, are things that necessarily demand a metaphysical explanation in terms of the </text:span><text:span text:style-name="T11">Structure</text:span><text:span text:style-name="T8"> of the mind, which I posit as being essential (as a complex of </text:span><text:span text:style-name="T10">universal absolutes</text:span><text:span text:style-name="T8">) to the phenomena that arise with it. [CIRCULAR]</text:span></text:p>
      <text:p text:style-name="P4"/>
      <text:p text:style-name="Standard"><text:span text:style-name="T8">As such, Art and aesthetic experience are in principal metaphysically treatable in terms of structure, like any other. Likewise, how this structure is constituted in terms of the </text:span><text:span text:style-name="T10">modal faculties</text:span><text:span text:style-name="T8"> that enable it and in part make it up, and how this affects the experience of aesthetic phenomena, as issues that should be addressable if the metaphysics of mind can be 'figured out'. [FIGURE]</text:span></text:p>
      <text:p text:style-name="P4"/>
      <text:p text:style-name="P4"/>
      <text:p text:style-name="Standard"><text:span text:style-name="T8">[FIGURE] The issue of the 'figureability' of the problems of consciousness depends on many things. How should one determine, say, if one color experience is 'like' another, where each of them are somehow presented, not through the usual mediation of the sense of sight, or even an induction of color-field hallucinations [TALK ABOUT AND REFERENCE THIS] but through a somehow direct manipulation of the brain/mind such as to induce an 'intended' color experience? Some method of inducing color experience into particular regions of the visual plane (or, better yet, also introducing </text:span><text:span text:style-name="T10">new regions</text:span><text:span text:style-name="T8"> of the phenomenal plane within which this is to be done) must be found out. Perhaps some method of manipulating radically manipulating neural fibres to this effect will come. Yet, if this were so, how do we know that this particular form of induction (which we happen to be using in this particular, yet to be performed, experiment) does not result in what amounts to a </text:span><text:span text:style-name="T10">reference</text:span><text:span text:style-name="T8"> [TREAT THIS IN TERMS OF PEIRCE'S SEMIOTICS] to other structures that, together with it which, form a </text:span><text:span text:style-name="T10">ground</text:span><text:span text:style-name="T8"> for the particular qualia, and which might ultimately allow the 'actual nature' of the qualia to differ between subjects despite the reference being 'the same' in each subject. After all, simple stimulation of part of the brain will already create such a 'reference', so how would we actually distinguish such a thing from the creation of an additional instance of a structure, but which actually acted as a signalling vessel. The existence of modal faculties—in itself—poses a barrier of its own here too. Would a “direct transfer of memory”, were it possible, offer any fundamental advantage here? Could the way long term memories are created within a given mind, while possibly possibly created false of altered by their recall, 'bypass' subsequent augmentations of faculties (which impact constructs in working memory) by their seeming nature of laying dormant until some mental process interacts with them?</text:span></text:p>
      <text:p text:style-name="P4"/>
      <text:p text:style-name="Standard"><text:span text:style-name="T8">Linguists and </text:span><text:span text:style-name="T10">serious</text:span><text:span text:style-name="T8"> philosophers, who are biased by the nature of their profession to greater grammatical competence, since lacking this may otherwise cause them to be filtered out due to weakness or lack of passion, will likely have a higher proportion of their members in possession of the SEC. They hence must be weary of assuming that the public in general perceives language in the same way they do.</text:span></text:p>
      <text:p text:style-name="P4"><text:soft-page-break/></text:p>
      <text:p text:style-name="P4">[ADDRESS THIS CLAIM]</text:p>
      <text:p text:style-name="Standard"><text:span text:style-name="T8">Stern actually argues, as part of his metaphysical address, that </text:span><text:span text:style-name="T9">all</text:span><text:span text:style-name="T8"> possible grammatical possible metaphorical interpretation will be 'generated' in the preliminary apprehension of a metaphor. However, as I argue, the constitution of VI within the complex of the SEC means that it is allied with the structures of Super Grammar, and as such is biased to the realisation of certain metaphorical interpretations over others. Even if 'all grammatically possible' vitally metaphorical interpretations might in principle be generated, possibly if the mind's attention is specifically directed at them, a smaller subset of this tends to actually arise in consciousness, as this is in part directed by the biases/constitution of the SEC.</text:span></text:p>
      <text:p text:style-name="P4"/>
      <text:p text:style-name="P4">[CIRCULAR] And discussion of phenomena in terms of how it is constituted in structure will ultimately have to deal with the 'simple' fact, the issue that our conceptions of structure rest in our ability to conceive of them through phenomena. This results in a question unbreechable aside from the possible hope of miraculous transcendental revelation.</text:p>
      <text:p text:style-name="P5"/>
      <text:p text:style-name="P4"/>
      <text:p text:style-name="Standard"><text:span text:style-name="T8">The metaphysically ridiculous idea that consciousness </text:span><text:span text:style-name="T9">occurs</text:span><text:span text:style-name="T8"> </text:span><text:span text:style-name="T10">in a particular place</text:span><text:span text:style-name="T8">. To reduce a structural account of phenomena to this is absurd. Rather, it is constituted by relations. The sense of 'place', of being a subject which “sees the world from a particular vantage point”, is first only possible through the necessary structures of reference, which—for the sake of utility—engage in the modelling of the 'environment', which is of great use to cybernetically capable entities which have been filtered through natural selection. From this, somehow, arises the mere feeling of locality, of being a particular thing among things in place and time as </text:span><text:span text:style-name="T10">das Ich</text:span><text:span text:style-name="T8">.</text:span></text:p>
      <text:p text:style-name="P4"/>
      <text:p text:style-name="P4">Imagine if it really were the case that, as John Searle claims, consciousness fundamentally depends <text:s/>some particular set of (al)chemical compositions, and that only structures using these as its substrates will be conscious. First off, let it be clear that any decision making outcome (of a self-controlling/cybernetic agent) observable to an outside observer (such as a decision to move an arm in some context) will depend ENTIRELY on the structure of the decision making process (including its interacting with the environment), to the complete disregard and irrelevance of the composition of the substrate it is constituted by, to the extent that this does not alter the behaviour of the decision structures. This includes such complex decisions like, writing a philosophical treatise about the nature of experienced phenomena and how they might be constituted in the world. Yet, at the same time, a claim that this would depend on a particular 'alchemical composition', such that it would be possible to DO such things without EXPERIENCING the specific motivations that naturally lead to them, even though these things should still be completely available to reflection (which is necessitated by the structure and the equivalence of its behaviour), creates a monstrous conception of being.</text:p>
      <text:p text:style-name="P5"/>
      <text:p text:style-name="P4"/>
      <text:p text:style-name="P4">Discuss constitution of mental structure with reference to deep learning, place cells and other signal/substrate candidates.</text:p>
      <text:p text:style-name="P5"/>
      <text:p text:style-name="P4"/>
      <text:p text:style-name="P4">Why does it seem that the experience of harmony relates to, and is determined by, the harmonic series? And that despite this being true of the lower orders of this series, where ratios with a lower denominator seem to be “more consonant”, it fails to continue to be the case when this principle is extrapolated out to higher order harmonies in the series? Let us try to understand this by looking at it from the perspective of <text:span text:style-name="T3">what things would sound like were things otherwise</text:span>. For instance, lets say that the lower order harmonies in the series were to sound dissonant to a human. In which case, <text:span text:style-name="T12">commonly heard bare tones would sound dissonant with themselves</text:span>. This is clearly not a <text:soft-page-break/>desirable quality for hearing to have, and so human hearing develops (either due to evolutionary pressure, emergent development of sound processing structures in the individual, or a combination of both) such that the most commonly audible harmonies contained in a 'bare' tone will form the phenomena of a harmonic perception of such a tone (as opposed to grating against each other, or being heard quite separately). A such, the harmonic series might be modelled as something that acts as a practical <text:span text:style-name="T3">constraint</text:span> on what ought not to be heard non-harmonically, as opposed to something that serves as a 'rule' for what is hear to be 'in harmony'.</text:p>
      <text:p text:style-name="P5"/>
      <text:p text:style-name="P4"/>
      <text:p text:style-name="P4">The incoherence of utilitarian thought 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terBT-Roman" svg:font-family="CharterBT-Roman"/>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5-10T22:02:40.88</meta:creation-date>
    <dc:date>2018-05-11T15:07:20.41</dc:date>
    <dc:creator>Andrew Van Caem</dc:creator>
    <meta:editing-duration>PT5H11M28S</meta:editing-duration>
    <meta:editing-cycles>29</meta:editing-cycles>
    <meta:generator>OpenOffice/4.1.0$Win32 OpenOffice.org_project/410m18$Build-9764</meta:generator>
    <meta:document-statistic meta:table-count="0" meta:image-count="0" meta:object-count="0" meta:page-count="3" meta:paragraph-count="15" meta:word-count="1407" meta:character-count="8686"/>
  </office:meta>
</office:document-meta>
</file>